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9badd" officeooo:paragraph-rsid="0009badd"/>
    </style:style>
    <style:style style:name="P2" style:family="paragraph" style:parent-style-name="Table_20_Contents">
      <style:text-properties officeooo:rsid="000a8393" officeooo:paragraph-rsid="000a8393"/>
    </style:style>
    <style:style style:name="P3" style:family="paragraph" style:parent-style-name="Table_20_Contents">
      <style:text-properties officeooo:rsid="000c2d2b" officeooo:paragraph-rsid="000c2d2b"/>
    </style:style>
    <style:style style:name="P4" style:family="paragraph" style:parent-style-name="Table_20_Contents">
      <style:text-properties officeooo:paragraph-rsid="000db6fc"/>
    </style:style>
    <style:style style:name="P5" style:family="paragraph" style:parent-style-name="Table_20_Contents">
      <style:text-properties officeooo:rsid="000e697e" officeooo:paragraph-rsid="000e697e"/>
    </style:style>
    <style:style style:name="P6" style:family="paragraph" style:parent-style-name="Table_20_Contents">
      <style:text-properties officeooo:rsid="0012c754" officeooo:paragraph-rsid="0012c754"/>
    </style:style>
    <style:style style:name="P7" style:family="paragraph" style:parent-style-name="Table_20_Contents">
      <style:text-properties officeooo:rsid="0014b50b" officeooo:paragraph-rsid="0014b50b"/>
    </style:style>
    <style:style style:name="P8" style:family="paragraph" style:parent-style-name="Table_20_Contents">
      <style:text-properties officeooo:rsid="0016844c" officeooo:paragraph-rsid="0016844c"/>
    </style:style>
    <style:style style:name="T1" style:family="text">
      <style:text-properties officeooo:rsid="000db6fc"/>
    </style:style>
    <style:style style:name="T2" style:family="text">
      <style:text-properties officeooo:rsid="000e697e"/>
    </style:style>
    <style:style style:name="T3" style:family="text">
      <style:text-properties officeooo:rsid="001684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ror Detection in Computer Networks</text:h>
      <table:table table:name="Table1" table:style-name="Table1">
        <table:table-column table:style-name="Table1.A" table:number-columns-repeated="2"/>
        <table:table-row table:style-name="TableLine93865318773840">
          <table:table-cell table:style-name="Table1.A1" office:value-type="string">
            <text:p text:style-name="P1">Error detection code Implement at data link layer</text:p>
            <text:p text:style-name="P1">or transport Layer</text:p>
          </table:table-cell>
          <table:table-cell table:style-name="Table1.A1" office:value-type="string">
            <text:p text:style-name="P2">Error detection code is additional data added to message.</text:p>
            <text:p text:style-name="P2"/>
            <text:p text:style-name="P2"/>
            <text:p text:style-name="P2"/>
            <text:p text:style-name="P2"/>
            <text:p text:style-name="P2"/>
            <text:p text:style-name="P3">to help us detect of <text:s/>any error occurred during the transmission.</text:p>
          </table:table-cell>
        </table:table-row>
        <table:table-row table:style-name="TableLine93865318773840">
          <table:table-cell table:style-name="Table1.A1" office:value-type="string">
            <text:p text:style-name="P4"><text:span text:style-name="T2">Basic approach for error detection is adding Redundancy Bits to the message</text:span><text:span text:style-name="T1"> .</text:span></text:p>
            <text:p text:style-name="P4"/>
            <text:p text:style-name="P5">Which is additional bit added to message to simplify error detection.</text:p>
          </table:table-cell>
          <table:table-cell table:style-name="Table1.A1" office:value-type="string">
            <text:p text:style-name="P6">Popular technique for error detection is:</text:p>
            <text:p text:style-name="P6"/>
            <text:p text:style-name="P6">simple parity checking</text:p>
            <text:p text:style-name="P6">two dimensional parity checking</text:p>
            <text:p text:style-name="P6">checksum</text:p>
            <text:p text:style-name="P6">cyclic redundancy check</text:p>
            <text:p text:style-name="P6"/>
          </table:table-cell>
        </table:table-row>
        <table:table-row table:style-name="TableLine93865318773840">
          <table:table-cell table:style-name="Table1.A1" office:value-type="string">
            <text:p text:style-name="P7">Simple parity check:</text:p>
            <text:p text:style-name="P7"/>
            <text:p text:style-name="P7">add parity bit to the block of data from the source </text:p>
            <text:p text:style-name="P7"/>
            <text:p text:style-name="P7"/>
            <text:p text:style-name="P7">1 if block have odd number of 1</text:p>
            <text:p text:style-name="P7"/>
            <text:p text:style-name="P7">0 if is not</text:p>
          </table:table-cell>
          <table:table-cell table:style-name="Table1.A1" office:value-type="string">
            <text:p text:style-name="P8">Two dimensional Parity Check:</text:p>
            <text:p text:style-name="P8"/>
            <text:p text:style-name="P8">Two dimensional parity check can detect as well correct one or more bits in message</text:p>
            <text:p text:style-name="P8"/>
            <text:p text:style-name="P8"/>
            <text:p text:style-name="P8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653187738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6:50:04.641718886</meta:creation-date>
    <dc:date>2022-01-11T18:55:09.668545982</dc:date>
    <meta:editing-duration>PT1H54M48S</meta:editing-duration>
    <meta:editing-cycles>15</meta:editing-cycles>
    <meta:generator>LibreOffice/6.4.7.2$Linux_X86_64 LibreOffice_project/40$Build-2</meta:generator>
    <meta:document-statistic meta:table-count="1" meta:image-count="0" meta:object-count="0" meta:page-count="1" meta:paragraph-count="18" meta:word-count="122" meta:character-count="722" meta:non-whitespace-character-count="616"/>
  </office:meta>
</office:document-meta>
</file>